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Text_20_body">
      <style:text-properties fo:font-size="18pt" style:font-size-asian="18pt" style:font-size-complex="18pt"/>
    </style:style>
    <style:style style:name="P3" style:family="paragraph" style:parent-style-name="Text_20_body">
      <style:text-properties fo:font-size="18pt" officeooo:paragraph-rsid="0018404b" style:font-size-asian="18pt" style:font-size-complex="18pt"/>
    </style:style>
    <style:style style:name="P4" style:family="paragraph" style:parent-style-name="Text_20_body">
      <style:text-properties fo:font-size="18pt" fo:font-weight="bold" officeooo:paragraph-rsid="0018404b" style:font-size-asian="18pt" style:font-weight-asian="bold" style:font-size-complex="18pt" style:font-weight-complex="bold"/>
    </style:style>
    <style:style style:name="T1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1">Exercise 1: </text:span></text:span></text:p>
      <text:p text:style-name="P2">Write a shell script that consists of a function that display the number of files in the present working directory. Name this function "file_count" and call it in your script. If you use a variable in your function, remember to make it a local variable. </text:p>
      <text:p text:style-name="P3">Hint: The wc utility is used to count the number of lines, words, and bytes. </text:p>
      <text:p text:style-name="P4">Exercise 2: </text:p>
      <text:p text:style-name="P2">Modify the script from the previous exercise. Make the "file_count" function accept a directory as an argument. Next have the function display the name of the directory followed by a colon. Finally, display the number of files to the screen on the next line. Call the function three times. First, on the "/etc" directory, next on the "/var" directory and finally on the "/usr/bin" directory.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9T23:18:13.342434853</meta:creation-date>
    <dc:date>2024-03-19T23:18:48.082889839</dc:date>
    <meta:editing-duration>PT35S</meta:editing-duration>
    <meta:editing-cycles>1</meta:editing-cycles>
    <meta:document-statistic meta:table-count="0" meta:image-count="0" meta:object-count="0" meta:page-count="1" meta:paragraph-count="5" meta:word-count="129" meta:character-count="747" meta:non-whitespace-character-count="618"/>
    <meta:generator>LibreOffice/6.4.7.2$Linux_X86_64 LibreOffice_project/40$Build-2</meta:generator>
  </office:meta>
</office:document-meta>
</file>